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rsid="00206b32" officeooo:paragraph-rsid="0034a87c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rsid="00206b32" officeooo:paragraph-rsid="0037af35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rsid="00206b32" officeooo:paragraph-rsid="0038c90d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rsid="00206b32" officeooo:paragraph-rsid="00488b85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rsid="00206b32" officeooo:paragraph-rsid="0048a62a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" fo:font-size="11pt" fo:font-weight="normal" officeooo:paragraph-rsid="0023c5a2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" fo:font-size="11pt" fo:font-weight="normal" officeooo:paragraph-rsid="002bcbe3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" fo:font-size="11pt" fo:font-weight="normal" officeooo:rsid="0038c90d" officeooo:paragraph-rsid="0038c90d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思源黑体 CN Regular" fo:font-size="11pt" fo:font-weight="normal" officeooo:rsid="0038c90d" officeooo:paragraph-rsid="003c6527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思源黑体 CN Regular" fo:font-size="11pt" fo:font-weight="normal" officeooo:rsid="0038c90d" officeooo:paragraph-rsid="003e0c33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思源黑体 CN Regular" fo:font-size="11pt" fo:font-weight="normal" officeooo:rsid="0038c90d" officeooo:paragraph-rsid="0040ecb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思源黑体 CN Regular" fo:font-size="11pt" fo:font-weight="normal" officeooo:rsid="0038c90d" officeooo:paragraph-rsid="00420908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思源黑体 CN Regular" fo:font-size="11pt" fo:font-weight="normal" officeooo:rsid="0038c90d" officeooo:paragraph-rsid="004312e1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思源黑体 CN Regular" fo:font-size="11pt" fo:font-weight="normal" officeooo:rsid="0038c90d" officeooo:paragraph-rsid="004365a3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思源黑体 CN Regular" fo:font-size="11pt" fo:font-weight="normal" officeooo:paragraph-rsid="004365a3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思源黑体 CN Regular" fo:font-size="11pt" fo:font-weight="normal" officeooo:paragraph-rsid="001e0542"/>
    </style:style>
    <style:style style:name="P20" style:family="paragraph" style:parent-style-name="Standard">
      <style:text-properties style:font-name="思源黑体 CN Regular" fo:font-size="11pt" fo:font-weight="normal" officeooo:paragraph-rsid="004365a3"/>
    </style:style>
    <style:style style:name="P21" style:family="paragraph" style:parent-style-name="Standard">
      <style:text-properties style:font-name="思源黑体 CN Regular" fo:font-size="11pt" fo:font-weight="normal" officeooo:rsid="0044f399" officeooo:paragraph-rsid="0044f399"/>
    </style:style>
    <style:style style:name="P22" style:family="paragraph" style:parent-style-name="Standard">
      <style:text-properties officeooo:paragraph-rsid="001e0542" style:font-name-asian="思源黑体 CN Regular" style:font-size-asian="11pt"/>
    </style:style>
    <style:style style:name="P23" style:family="paragraph" style:parent-style-name="Standard">
      <style:text-properties officeooo:paragraph-rsid="0031a2a1" style:font-name-asian="思源黑体 CN Regular" style:font-size-asian="11pt"/>
    </style:style>
    <style:style style:name="P24" style:family="paragraph" style:parent-style-name="Standard">
      <style:text-properties officeooo:paragraph-rsid="0037af35"/>
    </style:style>
    <style:style style:name="P25" style:family="paragraph" style:parent-style-name="Standard" style:list-style-name="L1">
      <style:text-properties style:font-name="思源黑体 CN Regular" fo:font-size="11pt" fo:font-weight="normal" officeooo:paragraph-rsid="0031a2a1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思源黑体 CN Regular" fo:font-size="11pt" fo:font-weight="normal" officeooo:rsid="002eee63" officeooo:paragraph-rsid="002eee63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3">
      <style:text-properties style:font-name="思源黑体 CN Regular" fo:font-size="11pt" fo:font-weight="normal" officeooo:paragraph-rsid="00300d94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4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text-properties style:font-name="思源黑体 CN Regular" fo:font-size="11pt" fo:font-weight="normal" officeooo:rsid="00206b32" officeooo:paragraph-rsid="0032d8d1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7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8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8">
      <style:text-properties style:font-name="思源黑体 CN Regular" fo:font-size="11pt" fo:font-weight="normal" officeooo:rsid="00206b32" officeooo:paragraph-rsid="0049edd1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4">
      <style:text-properties style:font-name="思源黑体 CN Regular" fo:font-size="11pt" fo:font-weight="normal" officeooo:rsid="0031a2a1" officeooo:paragraph-rsid="003231c2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 style:list-style-name="L5">
      <style:text-properties style:font-name="思源黑体 CN Regular" fo:font-size="11pt" fo:font-weight="normal" officeooo:rsid="0032d8d1" officeooo:paragraph-rsid="0032d8d1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 style:list-style-name="L6">
      <style:text-properties style:font-name="思源黑体 CN Regular" fo:font-size="11pt" fo:font-weight="normal" officeooo:rsid="0032d8d1" officeooo:paragraph-rsid="0032d8d1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 style:list-style-name="L6">
      <style:text-properties style:font-name="思源黑体 CN Regular" fo:font-size="11pt" fo:font-weight="normal" officeooo:rsid="0037af35" officeooo:paragraph-rsid="0037af35" style:font-name-asian="思源黑体 CN Regular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思源黑体 CN Regular" fo:font-size="11pt" fo:font-weight="normal" officeooo:rsid="0054d058" officeooo:paragraph-rsid="0054d058" style:font-name-asian="思源黑体 CN Regular" style:font-size-asian="11pt" style:font-weight-asian="normal" style:font-size-complex="11pt" style:font-weight-complex="normal"/>
    </style:style>
    <style:style style:name="P41" style:family="paragraph" style:parent-style-name="Standard" style:list-style-name="L4">
      <style:text-properties style:font-name="思源黑体 CN Regular" fo:font-size="11pt" fo:font-weight="normal" officeooo:paragraph-rsid="00206b3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" fo:font-size="11pt" fo:font-weight="normal" officeooo:rsid="00206b32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23c5a2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37af35" style:font-name-asian="思源黑体 CN Regular" style:font-size-asian="11pt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officeooo:rsid="003697c2" style:font-weight-asian="normal" style:font-size-complex="11pt" style:font-weight-complex="normal"/>
    </style:style>
    <style:style style:name="T11" style:family="text">
      <style:text-properties style:font-name="思源黑体 CN Regular" fo:font-size="11pt" fo:font-weight="normal" officeooo:rsid="002747ff" style:font-weight-asian="normal" style:font-size-complex="11pt" style:font-weight-complex="normal"/>
    </style:style>
    <style:style style:name="T12" style:family="text">
      <style:text-properties style:font-name="思源黑体 CN Regular" fo:font-size="11pt" fo:font-weight="normal" officeooo:rsid="0023c5a2" style:font-weight-asian="normal" style:font-size-complex="11pt" style:font-weight-complex="normal"/>
    </style:style>
    <style:style style:name="T13" style:family="text">
      <style:text-properties fo:font-variant="normal" fo:text-transform="none" fo:color="#333333" fo:letter-spacing="normal" style:font-name-asian="SimHei" style:font-style-asian="normal"/>
    </style:style>
    <style:style style:name="T14" style:family="text">
      <style:text-properties fo:font-variant="normal" fo:text-transform="none" fo:color="#333333" fo:font-size="11pt" fo:letter-spacing="normal" style:font-name-asian="SimHei" style:font-style-asian="normal" style:font-size-complex="11pt"/>
    </style:style>
    <style:style style:name="T15" style:family="text">
      <style:text-properties fo:font-variant="normal" fo:text-transform="none" fo:color="#333333" style:font-name="思源黑体 CN Regular" fo:font-size="11pt" fo:letter-spacing="normal" style:font-name-asian="思源黑体 CN Regular" style:font-size-asian="11pt" style:font-style-asian="normal" style:font-size-complex="11pt"/>
    </style:style>
    <style:style style:name="T16" style:family="text">
      <style:text-properties fo:font-variant="normal" fo:text-transform="none" fo:color="#333333" style:font-name="思源黑体 CN Regular" fo:font-size="11pt" fo:letter-spacing="normal" fo:font-weight="normal" officeooo:rsid="00206b32" style:font-name-asian="SimHei" style:font-size-asian="11pt" style:font-style-asian="normal" style:font-weight-asian="normal" style:font-size-complex="11pt" style:font-weight-complex="normal"/>
    </style:style>
    <style:style style:name="T17" style:family="text">
      <style:text-properties style:font-name-asian="思源黑体 CN Regular" style:font-size-asian="11pt" style:font-weight-asian="normal" style:font-size-complex="11pt" style:font-weight-complex="normal"/>
    </style:style>
    <style:style style:name="T18" style:family="text">
      <style:text-properties officeooo:rsid="001e0542" style:font-name-asian="思源黑体 CN Regular" style:font-size-asian="11pt" style:font-weight-asian="normal" style:font-size-complex="11pt" style:font-weight-complex="normal"/>
    </style:style>
    <style:style style:name="T19" style:family="text">
      <style:text-properties officeooo:rsid="00206b32" style:font-name-asian="思源黑体 CN Regular" style:font-size-asian="11pt" style:font-weight-asian="normal" style:font-size-complex="11pt" style:font-weight-complex="normal"/>
    </style:style>
    <style:style style:name="T20" style:family="text">
      <style:text-properties officeooo:rsid="0031a2a1" style:font-name-asian="思源黑体 CN Regular" style:font-size-asian="11pt" style:font-weight-asian="normal" style:font-size-complex="11pt" style:font-weight-complex="normal"/>
    </style:style>
    <style:style style:name="T21" style:family="text">
      <style:text-properties officeooo:rsid="0044c839" style:font-name-asian="思源黑体 CN Regular" style:font-size-asian="11pt" style:font-weight-asian="normal" style:font-size-complex="11pt" style:font-weight-complex="normal"/>
    </style:style>
    <style:style style:name="T22" style:family="text">
      <style:text-properties officeooo:rsid="002c6c73"/>
    </style:style>
    <style:style style:name="T23" style:family="text">
      <style:text-properties officeooo:rsid="002f034b"/>
    </style:style>
    <style:style style:name="T24" style:family="text">
      <style:text-properties officeooo:rsid="0034a87c"/>
    </style:style>
    <style:style style:name="T25" style:family="text">
      <style:text-properties officeooo:rsid="0037af35"/>
    </style:style>
    <style:style style:name="T26" style:family="text">
      <style:text-properties officeooo:rsid="003a8ee6"/>
    </style:style>
    <style:style style:name="T27" style:family="text">
      <style:text-properties officeooo:rsid="003c6527"/>
    </style:style>
    <style:style style:name="T28" style:family="text">
      <style:text-properties officeooo:rsid="003e0c33"/>
    </style:style>
    <style:style style:name="T29" style:family="text">
      <style:text-properties officeooo:rsid="003f29d9"/>
    </style:style>
    <style:style style:name="T30" style:family="text">
      <style:text-properties officeooo:rsid="0040ecb2"/>
    </style:style>
    <style:style style:name="T31" style:family="text">
      <style:text-properties officeooo:rsid="00420908"/>
    </style:style>
    <style:style style:name="T32" style:family="text">
      <style:text-properties officeooo:rsid="004312e1"/>
    </style:style>
    <style:style style:name="T33" style:family="text">
      <style:text-properties officeooo:rsid="004365a3"/>
    </style:style>
    <style:style style:name="T34" style:family="text">
      <style:text-properties officeooo:rsid="00470ae9"/>
    </style:style>
    <style:style style:name="T35" style:family="text">
      <style:text-properties officeooo:rsid="00488b85"/>
    </style:style>
    <style:style style:name="T36" style:family="text">
      <style:text-properties officeooo:rsid="0048a62a"/>
    </style:style>
    <style:style style:name="T37" style:family="text">
      <style:text-properties officeooo:rsid="0049edd1"/>
    </style:style>
    <style:style style:name="T38" style:family="text">
      <style:text-properties officeooo:rsid="004c9c09"/>
    </style:style>
    <style:style style:name="T39" style:family="text">
      <style:text-properties officeooo:rsid="00501993"/>
    </style:style>
    <style:style style:name="T40" style:family="text">
      <style:text-properties officeooo:rsid="005141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/>
      <text:p text:style-name="P1">模块名:资金准备</text:p>
      <text:p text:style-name="P22"><text:span text:style-name="T9"><text:tab/>导航</text:span><text:span text:style-name="T10">下拉名_1:</text:span><text:bookmark-start text:name="__DdeLink__151_421514036"/><text:span text:style-name="T11">比例分配</text:span><text:bookmark-end text:name="__DdeLink__151_421514036"/></text:p>
      <text:p text:style-name="P10"><text:tab/><text:tab/>导航<text:span text:style-name="T2">名_1:比例分配</text:span></text:p>
      <text:p text:style-name="P1"><text:tab/><text:tab/><text:tab/>功能名_<text:span text:style-name="T1">1:列表 功能类型:网格</text:span></text:p>
      <text:list xml:id="list131093329037028380" text:style-name="L1">
        <text:list-item>
          <text:p text:style-name="P25">字段名:时间 </text:p>
        </text:list-item>
        <text:list-item>
          <text:p text:style-name="P25">字段名:项目组 </text:p>
        </text:list-item>
        <text:list-item>
          <text:p text:style-name="P25"><text:bookmark-start text:name="__DdeLink__356_1697223427"/>字段名:比例分配 <text:bookmark-end text:name="__DdeLink__356_1697223427"/><text:s text:c="3"/></text:p>
        </text:list-item>
      </text:list>
      <text:p text:style-name="P19"><text:span text:style-name="T17"><text:tab/><text:tab/><text:tab/>功能名_</text:span><text:span text:style-name="T18">2:添加 功能类型:编辑</text:span></text:p>
      <text:list xml:id="list9180738460053548823" text:style-name="L2">
        <text:list-item>
          <text:p text:style-name="P26"><text:bookmark-start text:name="__DdeLink__153_421514036"/>字段名:时间 字段类型:文本框 必填 <text:span text:style-name="T22">(格式有限制,yyyy-MM-dd)</text:span></text:p>
        </text:list-item>
        <text:list-item>
          <text:p text:style-name="P26">字段名:项目组 字段类型:文本框 必填</text:p>
        </text:list-item>
        <text:list-item>
          <text:p text:style-name="P26">字段名:比例分配 字段类型:数字框 必填<text:bookmark-end text:name="__DdeLink__153_421514036"/></text:p>
          <text:p text:style-name="P27">(以集合方式传到后台,总比例不超过别<text:span text:style-name="T23">1.0,即100%</text:span>)</text:p>
        </text:list-item>
      </text:list>
      <text:p text:style-name="P1"><text:tab/><text:tab/><text:tab/>功能名_<text:span text:style-name="T3">3:编辑 功能类型:编辑</text:span></text:p>
      <text:list xml:id="list8879515465979882509" text:style-name="L3">
        <text:list-item>
          <text:p text:style-name="P28">字段名:时间 字段类型:文本框 必填 <text:span text:style-name="T22">(格式有限制,yyyy-MM-dd)</text:span></text:p>
        </text:list-item>
        <text:list-item>
          <text:p text:style-name="P28">字段名:项目组 字段类型:文本框 必填</text:p>
        </text:list-item>
        <text:list-item>
          <text:p text:style-name="P28">字段名:比例分配 字段类型:数字框 必填</text:p>
        </text:list-item>
      </text:list>
      <text:p text:style-name="P1"><text:tab/><text:tab/><text:tab/>功能名_<text:span text:style-name="T3">4:删除 功能类型:编辑</text:span></text:p>
      <text:p text:style-name="P23"><text:span text:style-name="T9"><text:tab/><text:tab/><text:tab/></text:span><text:bookmark-start text:name="__DdeLink__163_421514036"/><text:span text:style-name="T9">功能名_</text:span><text:span text:style-name="T12">5:</text:span><text:span text:style-name="T14">功能导航权限 </text:span><text:span text:style-name="T12">功能类型:</text:span><text:bookmark-end text:name="__DdeLink__163_421514036"/></text:p>
      <text:p text:style-name="P9"><text:tab/><text:tab/><text:tab/></text:p>
      <text:p text:style-name="P1"><text:tab/><text:tab/>导航名_<text:span text:style-name="T4">2:资金准备</text:span></text:p>
      <text:p text:style-name="P1"><text:tab/><text:tab/><text:tab/>功能名_<text:span text:style-name="T4">1:列表 功能类型:网格</text:span></text:p>
      <text:list xml:id="list3008845136397223108" text:style-name="L4">
        <text:list-item>
          <text:p text:style-name="P41"><text:span text:style-name="T19">字段名:</text:span><text:span text:style-name="T20">时间</text:span></text:p>
        </text:list-item>
        <text:list-item>
          <text:p text:style-name="P29">字段名:一级科目</text:p>
        </text:list-item>
        <text:list-item>
          <text:p text:style-name="P29">字段名:二级科目</text:p>
        </text:list-item>
        <text:list-item>
          <text:p text:style-name="P29">字段名:准备金</text:p>
        </text:list-item>
        <text:list-item>
          <text:p text:style-name="P36">注意:(项目分配字段不显示,做成按钮)</text:p>
        </text:list-item>
      </text:list>
      <text:p text:style-name="P2"><text:tab/><text:tab/><text:tab/>功能名_2:添加 功能类型:编辑</text:p>
      <text:list xml:id="list991305095962566213" text:style-name="L5">
        <text:list-item>
          <text:p text:style-name="P30"><text:bookmark-start text:name="__DdeLink__359_1697223427"/>字段名:时间 字段类型:文本框 必填</text:p>
        </text:list-item>
        <text:list-item>
          <text:p text:style-name="P30">字段名:一级科目 字段类型:文本框 必填</text:p>
        </text:list-item>
        <text:list-item>
          <text:p text:style-name="P30">字段名:二级科目 字段类型:文本框 必填<text:bookmark-end text:name="__DdeLink__359_1697223427"/></text:p>
        </text:list-item>
        <text:list-item>
          <text:p text:style-name="P30">字段名: 准备金 字段类型 :数字框 必填</text:p>
        </text:list-item>
        <text:list-item>
          <text:p text:style-name="P37">(项目分配字段忽略)</text:p>
        </text:list-item>
      </text:list>
      <text:p text:style-name="P2"><text:tab/><text:tab/><text:tab/>功能名_3:编辑 功能类型:编辑</text:p>
      <text:list xml:id="list6504050497922413681" text:style-name="L6">
        <text:list-item>
          <text:p text:style-name="P31"><text:bookmark-start text:name="__DdeLink__359_16972234271"/>字段名:时间 字段类型:文本框 必填</text:p>
        </text:list-item>
        <text:list-item>
          <text:p text:style-name="P31">字段名:一级科目 字段类型:文本框 必填</text:p>
        </text:list-item>
        <text:list-item>
          <text:p text:style-name="P31">字段名:二级科目 字段类型:文本框 必填<text:bookmark-end text:name="__DdeLink__359_16972234271"/></text:p>
        </text:list-item>
        <text:list-item>
          <text:p text:style-name="P31">字段名: 准备金 字段类型 :数字框 必填</text:p>
        </text:list-item>
        <text:list-item>
          <text:p text:style-name="P38">(项目分配字段忽略)</text:p>
        </text:list-item>
      </text:list>
      <text:p text:style-name="P2"><text:tab/><text:tab/><text:tab/>功能名_4:删除 功能类型:编辑</text:p>
      <text:p text:style-name="P24"><text:span text:style-name="T6"><text:tab/><text:tab/><text:tab/>功能名_</text:span><text:span text:style-name="T7">5:</text:span><text:span text:style-name="T15">分配详情</text:span><text:span text:style-name="T16"> <text:s/></text:span><text:span text:style-name="T7">功能类型:网格</text:span></text:p>
      <text:p text:style-name="P24"><text:span text:style-name="T7"><text:s text:c="2"/><text:tab/></text:span><text:span text:style-name="T8"><text:tab/><text:tab/><text:tab/>1.</text:span><text:bookmark-start text:name="__DdeLink__359_169722342711"/><text:span text:style-name="T6">字段名:时间 </text:span></text:p>
      <text:list xml:id="list175843577302028" text:continue-numbering="true" text:style-name="L6">
        <text:list-header>
          <text:p text:style-name="P39"><text:soft-page-break/>2.字段名: 项目组</text:p>
          <text:p text:style-name="P39">3.字段名:比例分配</text:p>
          <text:p text:style-name="P39">4.<text:span text:style-name="T4">字段名:资金准备</text:span><text:bookmark-end text:name="__DdeLink__359_169722342711"/></text:p>
        </text:list-header>
      </text:list>
      <text:p text:style-name="P3"><text:tab/><text:tab/><text:tab/>功能名_<text:span text:style-name="T24">6:周汇总</text:span><text:span text:style-name="T13"> </text:span><text:span text:style-name="T5">功能类型:网格</text:span></text:p>
      <text:p text:style-name="P3"><text:tab/><text:tab/><text:tab/><text:tab/><text:span text:style-name="T25">1.</text:span><text:bookmark-start text:name="__DdeLink__171_421514036"/><text:span text:style-name="T25">字段名:</text:span><text:bookmark-end text:name="__DdeLink__171_421514036"/><text:span text:style-name="T25">一级科目</text:span></text:p>
      <text:p text:style-name="P4"><text:tab/><text:tab/><text:tab/><text:tab/><text:span text:style-name="T25">2.字段名:二级科目</text:span></text:p>
      <text:p text:style-name="P5"><text:tab/><text:tab/><text:tab/><text:tab/><text:span text:style-name="T25">3.字段名:本月准备金</text:span></text:p>
      <text:p text:style-name="P11"><text:tab/><text:tab/><text:tab/><text:tab/>4.<text:span text:style-name="T25">字段名:本月</text:span>10号</text:p>
      <text:p text:style-name="P11"><text:tab/><text:tab/><text:tab/><text:tab/>5.<text:span text:style-name="T25">字段名:本月</text:span>15号</text:p>
      <text:p text:style-name="P11"><text:tab/><text:tab/><text:tab/><text:tab/>6.<text:span text:style-name="T25">字段名:本月</text:span>20号</text:p>
      <text:p text:style-name="P11"><text:tab/><text:tab/><text:tab/><text:tab/>7.<text:span text:style-name="T25">字段名:本月</text:span>30号</text:p>
      <text:p text:style-name="P12"><text:tab/><text:tab/><text:tab/><text:tab/><text:span text:style-name="T27">(项目分配字段忽略)</text:span></text:p>
      <text:p text:style-name="P11"><text:tab/><text:tab/><text:tab/>功能名_<text:span text:style-name="T26">7:月汇总 功能类型:网格</text:span></text:p>
      <text:p text:style-name="P12"><text:tab/><text:tab/><text:tab/><text:tab/><text:span text:style-name="T26">1.字段名:一级科目</text:span></text:p>
      <text:p text:style-name="P13"><text:tab/><text:tab/><text:tab/><text:tab/><text:span text:style-name="T28">2.字段名:二级科目</text:span></text:p>
      <text:p text:style-name="P13"><text:tab/><text:tab/><text:tab/><text:tab/><text:span text:style-name="T28">3.字段名:X-3月准备金</text:span></text:p>
      <text:p text:style-name="P13"><text:tab/><text:tab/><text:tab/><text:tab/><text:span text:style-name="T28">4.字段名:x-2月准备金</text:span></text:p>
      <text:p text:style-name="P13"><text:tab/><text:tab/><text:tab/><text:tab/><text:span text:style-name="T28">5.字段名:x-1月准备金</text:span></text:p>
      <text:p text:style-name="P13"><text:tab/><text:tab/><text:tab/><text:tab/><text:span text:style-name="T28">6.字段名:本月准备金</text:span></text:p>
      <text:p text:style-name="P13"><text:tab/><text:tab/><text:tab/><text:tab/><text:span text:style-name="T28">(项目分配字段忽略)</text:span></text:p>
      <text:p text:style-name="P13"><text:tab/><text:tab/><text:tab/>功能名_<text:span text:style-name="T28">8:年汇总 功能类型:网格</text:span></text:p>
      <text:p text:style-name="P13"><text:tab/><text:tab/><text:tab/><text:tab/><text:span text:style-name="T28">1.</text:span><text:bookmark-start text:name="__DdeLink__176_421514036"/><text:span text:style-name="T28">字段名:</text:span><text:bookmark-end text:name="__DdeLink__176_421514036"/><text:span text:style-name="T28">一级科目</text:span></text:p>
      <text:p text:style-name="P13"><text:tab/><text:tab/><text:tab/><text:tab/><text:span text:style-name="T28">2.字段名:二级科目</text:span></text:p>
      <text:p text:style-name="P13"><text:tab/><text:tab/><text:tab/><text:tab/><text:span text:style-name="T28">3.字段名:X-3</text:span><text:bookmark-start text:name="__DdeLink__174_421514036"/><text:span text:style-name="T28">年</text:span><text:bookmark-end text:name="__DdeLink__174_421514036"/><text:span text:style-name="T28">准备金</text:span></text:p>
      <text:p text:style-name="P13"><text:tab/><text:tab/><text:tab/><text:tab/><text:span text:style-name="T28">4.字段名:x-2年准备金</text:span></text:p>
      <text:p text:style-name="P13"><text:tab/><text:tab/><text:tab/><text:tab/><text:span text:style-name="T28">5.字段名:x-1年准备金</text:span></text:p>
      <text:p text:style-name="P13"><text:tab/><text:tab/><text:tab/><text:tab/><text:span text:style-name="T28">6.字段名:今年准备金</text:span></text:p>
      <text:p text:style-name="P13"><text:tab/><text:tab/><text:tab/><text:tab/><text:span text:style-name="T28">(项目分配字段忽略)</text:span></text:p>
      <text:p text:style-name="P13"><text:tab/><text:tab/><text:tab/>功能名_<text:span text:style-name="T29">9:项目分配汇总 功能类型 :网格</text:span></text:p>
      <text:p text:style-name="P14"><text:tab/><text:tab/><text:tab/><text:tab/><text:span text:style-name="T30">1.字段名:一级科目</text:span></text:p>
      <text:p text:style-name="P14"><text:tab/><text:tab/><text:tab/><text:tab/><text:span text:style-name="T30">2.字段名:二级科目</text:span></text:p>
      <text:p text:style-name="P14"><text:tab/><text:tab/><text:tab/><text:tab/><text:span text:style-name="T30">3.字段名:项目名</text:span></text:p>
      <text:p text:style-name="P14"><text:tab/><text:tab/><text:tab/><text:tab/><text:span text:style-name="T30">4.字段名:项目组准备金</text:span></text:p>
      <text:p text:style-name="P14"><text:tab/><text:tab/><text:tab/>功能名_<text:span text:style-name="T32">10</text:span>:资金对比分析 功能类型:网格</text:p>
      <text:p text:style-name="P14"><text:tab/><text:tab/><text:tab/><text:tab/><text:span text:style-name="T30">1.</text:span><text:bookmark-start text:name="__DdeLink__677_421514036"/><text:span text:style-name="T30">字段名:</text:span><text:bookmark-end text:name="__DdeLink__677_421514036"/><text:span text:style-name="T30">一级科目</text:span></text:p>
      <text:p text:style-name="P14"><text:tab/><text:tab/><text:tab/><text:tab/><text:span text:style-name="T30">2.字段名:二级科目</text:span></text:p>
      <text:p text:style-name="P14"><text:tab/><text:tab/><text:tab/><text:tab/><text:span text:style-name="T30">3.字段名:上月准备金</text:span></text:p>
      <text:p text:style-name="P14"><text:tab/><text:tab/><text:tab/><text:tab/><text:span text:style-name="T30">4.字段名:本月准备金</text:span></text:p>
      <text:p text:style-name="P14"><text:tab/><text:tab/><text:tab/><text:tab/><text:span text:style-name="T30">5.字段名:差额</text:span></text:p>
      <text:p text:style-name="P15"><text:tab/><text:tab/><text:tab/><text:tab/><text:span text:style-name="T31">6.字段名:增长率</text:span></text:p>
      <text:p text:style-name="P16"><text:tab/><text:tab/><text:tab/>功能名_<text:span text:style-name="T32">11</text:span>:<text:span text:style-name="T13">功能导航权限 </text:span><text:span text:style-name="T5">功能类型:</text:span></text:p>
      <text:p text:style-name="P17"><text:tab/><text:tab/>导航名_<text:span text:style-name="T33">3:申请和审批</text:span></text:p>
      <text:p text:style-name="P18"><text:tab/><text:tab/><text:tab/>功能名_<text:span text:style-name="T4">1:列表 功能类型:网格</text:span></text:p>
      <text:p text:style-name="P20"><text:span text:style-name="T21"><text:tab/><text:tab/><text:tab/>1.</text:span><text:span text:style-name="T19">字段名:</text:span><text:span text:style-name="T20">序号</text:span></text:p>
      <text:p text:style-name="P21"><text:soft-page-break/><text:span text:style-name="T20"><text:tab/><text:tab/><text:tab/></text:span><text:span text:style-name="T17">2.</text:span><text:span text:style-name="T19">字段名:名称</text:span></text:p>
      <text:p text:style-name="P21"><text:span text:style-name="T19"><text:tab/><text:tab/><text:tab/></text:span><text:span text:style-name="T17">3.</text:span><text:span text:style-name="T19">字段名:申请人</text:span></text:p>
      <text:p text:style-name="P21"><text:span text:style-name="T19"><text:tab/><text:tab/><text:tab/></text:span><text:span text:style-name="T17">4.</text:span><text:span text:style-name="T19">字段名:申请时间</text:span></text:p>
      <text:p text:style-name="P21"><text:span text:style-name="T19"><text:tab/><text:tab/><text:tab/></text:span><text:span text:style-name="T17">5.</text:span><text:span text:style-name="T19">字段名:审批人</text:span></text:p>
      <text:p text:style-name="P21"><text:span text:style-name="T19"><text:tab/><text:tab/><text:tab/></text:span><text:span text:style-name="T17">6.</text:span><text:span text:style-name="T19">字段名:审批意见</text:span></text:p>
      <text:p text:style-name="P21"><text:span text:style-name="T19"><text:tab/><text:tab/><text:tab/></text:span><text:span text:style-name="T17">7.</text:span><text:span text:style-name="T19">字段名:审批时间</text:span></text:p>
      <text:p text:style-name="P21"><text:span text:style-name="T19"><text:tab/><text:tab/><text:tab/></text:span><text:span text:style-name="T17">8.</text:span><text:span text:style-name="T19">字段名:备注</text:span></text:p>
      <text:p text:style-name="P21"><text:span text:style-name="T19"><text:tab/><text:tab/><text:tab/></text:span><text:span text:style-name="T17">(</text:span><text:span text:style-name="T19">记录字段忽略</text:span><text:span text:style-name="T17">)</text:span></text:p>
      <text:p text:style-name="P6"><text:tab/><text:tab/><text:tab/>功能名_2:申请 功能类型:编辑</text:p>
      <text:list xml:id="list8759394050656030892" text:style-name="L7">
        <text:list-item>
          <text:p text:style-name="P32"><text:bookmark-start text:name="__DdeLink__1068_421514036"/><text:bookmark-start text:name="__DdeLink__359_16972234272"/>字段名:<text:bookmark-end text:name="__DdeLink__1068_421514036"/>名称 字段类型:文本框 必填<text:bookmark-end text:name="__DdeLink__359_16972234272"/> <text:s text:c="5"/><text:span text:style-name="T34">(yyyy-MM-dd)</text:span></text:p>
        </text:list-item>
      </text:list>
      <text:p text:style-name="P6"><text:tab/><text:tab/><text:tab/>功能名_<text:span text:style-name="T35">3:审核 功能;类型:编辑</text:span></text:p>
      <text:p text:style-name="P7"><text:tab/><text:tab/><text:tab/><text:tab/><text:span text:style-name="T35">1.</text:span>字段名:审批意见</text:p>
      <text:p text:style-name="P8"><text:tab/><text:tab/><text:tab/><text:tab/><text:span text:style-name="T36">2.</text:span>字段名:备注</text:p>
      <text:p text:style-name="P6"><text:tab/><text:tab/><text:tab/>功能名_<text:span text:style-name="T36">4</text:span>:查看记录 功能类型:网格</text:p>
      <text:list xml:id="list7699914500331157031" text:style-name="L8">
        <text:list-item>
          <text:p text:style-name="P33"><text:bookmark-start text:name="__DdeLink__359_169722342712"/>字段名:一级科目 </text:p>
        </text:list-item>
        <text:list-item>
          <text:p text:style-name="P33">字段名:二级科目 <text:bookmark-end text:name="__DdeLink__359_169722342712"/></text:p>
        </text:list-item>
        <text:list-item>
          <text:p text:style-name="P33">字段名: x-<text:span text:style-name="T37">3月</text:span>准备金 </text:p>
        </text:list-item>
        <text:list-item>
          <text:p text:style-name="P34">字段名: x-<text:span text:style-name="T37">2月</text:span>准备金 </text:p>
        </text:list-item>
        <text:list-item>
          <text:p text:style-name="P34">字段名: x-<text:span text:style-name="T37">1月</text:span>准备金 </text:p>
        </text:list-item>
        <text:list-item>
          <text:p text:style-name="P34">字段名: x<text:span text:style-name="T37">月</text:span>准备金 </text:p>
        </text:list-item>
      </text:list>
      <text:p text:style-name="P6"><text:tab/><text:tab/><text:tab/>功能名_<text:span text:style-name="T38">5</text:span>:删除 功能类型:编辑</text:p>
      <text:p text:style-name="P6"><text:tab/><text:tab/><text:tab/>功能名_<text:span text:style-name="T39">6:编辑 功能类型:编辑</text:span></text:p>
      <text:p text:style-name="P6"><text:tab/><text:tab/><text:tab/>功能名_<text:span text:style-name="T40">7:模块导航权限</text:span></text:p>
      <text:p text:style-name="P6"><text:tab/><text:tab/><text:tab/>功能名_<text:span text:style-name="T40">8:下拉导航权限</text:span></text:p>
      <text:p text:style-name="P6"><text:tab/><text:tab/><text:tab/>功能名_<text:span text:style-name="T40">9:功能导航权限</text:span></text:p>
      <text:p text:style-name="P6"/>
      <text:p text:style-name="P40">周汇总,月汇总,年汇总功能要有项目详情,即点击项目详情按钮弹出分配详情列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7-14T17:57:18.880159612</dc:date>
    <meta:editing-duration>PT19H11M46S</meta:editing-duration>
    <meta:editing-cycles>37</meta:editing-cycles>
    <meta:generator>LibreOffice/5.1.5.2$Linux_X86_64 LibreOffice_project/10$Build-2</meta:generator>
    <meta:document-statistic meta:table-count="0" meta:image-count="0" meta:object-count="0" meta:page-count="3" meta:paragraph-count="112" meta:word-count="1300" meta:character-count="1841" meta:non-whitespace-character-count="1503"/>
  </office:meta>
</office:document-meta>
</file>